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width="17cm" style:rel-width="100%" table:align="center"/>
    </style:style>
    <style:style style:name="Tabela2.A" style:family="table-column">
      <style:table-column-properties style:column-width="4.302cm" style:rel-column-width="2297*"/>
    </style:style>
    <style:style style:name="Tabela2.B" style:family="table-column">
      <style:table-column-properties style:column-width="4.226cm" style:rel-column-width="2256*"/>
    </style:style>
    <style:style style:name="Tabela2.C" style:family="table-column">
      <style:table-column-properties style:column-width="4.23cm" style:rel-column-width="2258*"/>
    </style:style>
    <style:style style:name="Tabela2.D" style:family="table-column">
      <style:table-column-properties style:column-width="4.242cm"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Subtitle">
      <style:text-properties officeooo:rsid="00865045" officeooo:paragraph-rsid="001f25e9"/>
    </style:style>
    <style:style style:name="P2" style:family="paragraph" style:parent-style-name="Subtitle">
      <style:text-properties officeooo:paragraph-rsid="001f25e9"/>
    </style:style>
    <style:style style:name="P3" style:family="paragraph" style:parent-style-name="Normal">
      <style:paragraph-properties fo:text-align="center" style:justify-single-word="false"/>
      <style:text-properties fo:color="#000000" style:font-name="Times New Roman" fo:font-size="10pt" fo:font-weight="bold" officeooo:paragraph-rsid="001f25e9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style:font-name="Times New Roman" fo:font-size="10pt" fo:font-weight="bold" officeooo:paragraph-rsid="001f25e9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style:font-name="Times New Roman" fo:font-size="10pt" officeooo:paragraph-rsid="001f25e9" style:font-name-asian="Times New Roman" style:font-size-asian="10pt" style:language-asian="pt" style:country-asian="BR" style:font-name-complex="Times New Roman" style:font-size-complex="10pt"/>
    </style:style>
    <style:style style:name="P6" style:family="paragraph" style:parent-style-name="Normal">
      <style:paragraph-properties fo:text-align="center" style:justify-single-word="false"/>
      <style:text-properties fo:color="#000000" style:font-name="Times New Roman" fo:font-size="10pt" officeooo:rsid="0040c9aa" officeooo:paragraph-rsid="001f25e9" style:font-name-asian="Times New Roman" style:font-size-asian="10pt" style:language-asian="pt" style:country-asian="BR" style:font-name-complex="Times New Roman" style:font-size-complex="10pt"/>
    </style:style>
    <style:style style:name="P7" style:family="paragraph" style:parent-style-name="Normal">
      <style:paragraph-properties fo:text-align="center" style:justify-single-word="false"/>
      <style:text-properties fo:color="#000000" style:font-name="Times New Roman" fo:font-size="16pt" officeooo:rsid="0040c9aa" officeooo:paragraph-rsid="001f25e9" style:font-name-asian="Times New Roman" style:font-size-asian="16pt" style:language-asian="pt" style:country-asian="BR" style:font-name-complex="Times New Roman" style:font-size-complex="16pt"/>
    </style:style>
    <style:style style:name="P8" style:family="paragraph" style:parent-style-name="Normal">
      <style:text-properties fo:color="#000000" style:font-name="Calibri" fo:font-size="10pt" officeooo:paragraph-rsid="001f25e9" style:font-name-asian="Times New Roman" style:font-size-asian="10pt" style:language-asian="pt" style:country-asian="BR" style:font-name-complex="Times New Roman" style:font-size-complex="10pt"/>
    </style:style>
    <style:style style:name="P9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" fo:font-size="10pt" fo:font-weight="bold" officeooo:paragraph-rsid="001f25e9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officeooo:paragraph-rsid="001f25e9" style:font-weight-asian="bold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1f25e9"/>
    </style:style>
    <style:style style:name="P12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01f25e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1f25e9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officeooo:paragraph-rsid="001f25e9"/>
    </style:style>
    <style:style style:name="P15" style:family="paragraph" style:parent-style-name="Text_20_body">
      <style:text-properties officeooo:rsid="007feb3c" officeooo:paragraph-rsid="001f25e9"/>
    </style:style>
    <style:style style:name="P16" style:family="paragraph" style:parent-style-name="Text_20_body">
      <style:text-properties officeooo:rsid="006053fe" officeooo:paragraph-rsid="001f25e9"/>
    </style:style>
    <style:style style:name="P17" style:family="paragraph" style:parent-style-name="Text_20_body">
      <style:text-properties officeooo:rsid="00865045" officeooo:paragraph-rsid="001f25e9"/>
    </style:style>
    <style:style style:name="P18" style:family="paragraph" style:parent-style-name="Text_20_body">
      <style:text-properties officeooo:rsid="0061be86" officeooo:paragraph-rsid="001f25e9"/>
    </style:style>
    <style:style style:name="P19" style:family="paragraph" style:parent-style-name="Text_20_body">
      <style:text-properties officeooo:paragraph-rsid="001f25e9"/>
    </style:style>
    <style:style style:name="P20" style:family="paragraph" style:parent-style-name="Text_20_body">
      <style:text-properties officeooo:rsid="001f25e9" officeooo:paragraph-rsid="001f25e9"/>
    </style:style>
    <style:style style:name="P21" style:family="paragraph" style:parent-style-name="Text_20_body">
      <style:text-properties officeooo:rsid="001f4abd" officeooo:paragraph-rsid="001f4abd"/>
    </style:style>
    <style:style style:name="P22" style:family="paragraph" style:parent-style-name="Text_20_body" style:list-style-name="L28">
      <style:text-properties officeooo:paragraph-rsid="001f25e9"/>
    </style:style>
    <style:style style:name="P23" style:family="paragraph" style:parent-style-name="Title">
      <style:paragraph-properties fo:break-before="page"/>
      <style:text-properties officeooo:rsid="0047542f" officeooo:paragraph-rsid="001f25e9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4fd6e" style:font-weight-asian="bold"/>
    </style:style>
    <style:style style:name="T3" style:family="text">
      <style:text-properties fo:font-weight="bold" officeooo:rsid="00870b2d" style:font-weight-asian="bold"/>
    </style:style>
    <style:style style:name="T4" style:family="text">
      <style:text-properties officeooo:rsid="006053fe"/>
    </style:style>
    <style:style style:name="T5" style:family="text">
      <style:text-properties officeooo:rsid="006546ca"/>
    </style:style>
    <style:style style:name="T6" style:family="text">
      <style:text-properties officeooo:rsid="00624238"/>
    </style:style>
    <style:style style:name="T7" style:family="text">
      <style:text-properties officeooo:rsid="00870b2d"/>
    </style:style>
    <style:style style:name="T8" style:family="text">
      <style:text-properties officeooo:rsid="0087296d"/>
    </style:style>
    <style:style style:name="T9" style:family="text">
      <style:text-properties officeooo:rsid="00635ed8"/>
    </style:style>
    <style:style style:name="T10" style:family="text">
      <style:text-properties officeooo:rsid="0040c9aa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995094528844037" text:style-name="Numbering_20_2">
        <text:list-item>
          <text:h text:style-name="P23" text:outline-level="1"><text:s/>Quadro metodológico</text:h>
        </text:list-item>
      </text:list>
      <text:p text:style-name="P13"/>
      <text:p text:style-name="P13"/>
      <text:p text:style-name="P13"/>
      <text:h text:style-name="P2" text:outline-level="2"><text:bookmark-start text:name="__RefHeading__2909_1995087119"/><text:span text:style-name="Fonte_20_parág._20_padrão"><text:span text:style-name="T2">5.1 </text:span></text:span><text:span text:style-name="Fonte_20_parág._20_padrão"><text:span text:style-name="T1">Tipo de Pesquisa</text:span></text:span><text:bookmark-end text:name="__RefHeading__2909_1995087119"/></text:h>
      <text:p text:style-name="P19"/>
      <text:p text:style-name="P19"><text:span text:style-name="Fonte_20_parág._20_padrão"><text:span text:style-name="T1"/></text:span></text:p>
      <text:p text:style-name="P19">Pela necessidade de se desenvolver uma solução para os problemas descritos nos capítulos anteriores, e devido ao software não estar sendo implantado em nenhuma empresa durante o seu desenvolvimento, escolhemos a pesquisa de forma aplicada como o tipo de pesquisa que mais nos agregaria vantagens e mostraria melhor os resultados obtidos.</text:p>
      <text:p text:style-name="P15">Pois Appolinário (2004,p. 152) salienta que pesquisas aplicadas têm o objetivo de "resolver problemas ou necessidades concretas e imediatas".</text:p>
      <text:p text:style-name="P15"/>
      <text:p text:style-name="P20">Correções:Isso é objetivo. Ea definição?</text:p>
      <text:p text:style-name="P20"/>
      <text:p text:style-name="P20">Solução:tem um material nas referencias que tem as definições todas, utilizar ele e adequar texto</text:p>
      <text:p text:style-name="P19"/>
      <text:p text:style-name="P19"/>
      <text:h text:style-name="P2" text:outline-level="2"><text:bookmark-start text:name="__RefHeading__2911_1995087119"/><text:span text:style-name="Fonte_20_parág._20_padrão"><text:span text:style-name="T2">5.2 </text:span></text:span><text:span text:style-name="Fonte_20_parág._20_padrão"><text:span text:style-name="T1">Contexto da Pesquisa</text:span></text:span><text:bookmark-end text:name="__RefHeading__2911_1995087119"/></text:h>
      <text:p text:style-name="P19"/>
      <text:p text:style-name="P19"><text:span text:style-name="Fonte_20_parág._20_padrão"><text:span text:style-name="T1"/></text:span></text:p>
      <text:p text:style-name="P19"><text:tab/><text:span text:style-name="T4">Houve um grande avanço nas últimas décadas na quantidade de softwares comerciais desenvolvidos, mas pela pressão do prazo de entrega cada vez mais curto e até pela falta de conhecimento dos desenvolvedores, os softwares acabaram tomando um rumo em que a qualidade deles acabaram decaindo, não em questão de usabilidade do usuário, mas no sentido de se fazer uma engenharia de software correta. </text:span></text:p>
      <text:p text:style-name="P16">Isso provém do <office:annotation office:name="__Annotation__3294_1150930779"><dc:creator>João Paulo Nakajima</dc:creator><dc:date>2015-04-03T16:40:52</dc:date><text:list text:style-name=""><text:list-item><text:p text:style-name="P24"><text:span text:style-name="T13">Não se usa essa palavra num TCC!</text:span></text:p></text:list-item></text:list></office:annotation>irônico<office:annotation-end office:name="__Annotation__3294_1150930779"/> coxtexto <text:span text:style-name="T5">quando</text:span> as empresas poupam seus esforços e recursos no desenvolvimento do software almejando mais lucros, todavia culminam com um custo de manutenção desse software muitas vezes mais dispendioso do que o acumulado da parte do desenvolvimento. </text:p>
      <text:p text:style-name="P16"><text:tab/>Nesse contexto surgiu a modularização utilizando o OSGi como uma solução já estabelecida e firmada no mercado de específicas aplicações (como SO's de servidores e aparelhos mobile, além de softwares como o Eclipse IDE). <text:span text:style-name="T6">I</text:span>remos trazer as metodologias, engenharias, técnicas e tecnologias para o âmbito de softwares comerciais para prover uma base para a facilitação na manutençaõ e expansão de um software.</text:p>
      <text:p text:style-name="P16"/>
      <text:p text:style-name="P20">Correção: Mas quem vai se beneficiar? Melhorar texto(ficou confuso mesmo)</text:p>
      <text:p text:style-name="P20"/>
      <text:p text:style-name="P20">Solução: usar o texto do site: <text:a xlink:type="simple" xlink:href="http://www.osgi.org/Technology/WhyOSGi" text:style-name="Internet_20_link" text:visited-style-name="Visited_20_Internet_20_Link">http://www.osgi.org/Technology/WhyOSGi</text:a></text:p>
      <text:p text:style-name="P20">e deixar o texto mais claro</text:p>
      <text:p text:style-name="P19"><text:soft-page-break/></text:p>
      <text:p text:style-name="P19"/>
      <text:h text:style-name="P1" text:outline-level="2"><text:bookmark-start text:name="__RefHeading__1629_1822362724"/>5.<text:span text:style-name="T7">3 </text:span>Participantes<text:bookmark-end text:name="__RefHeading__1629_1822362724"/></text:h>
      <text:p text:style-name="P17"/>
      <text:p text:style-name="P17"/>
      <text:p text:style-name="P17"><text:tab/>Esse projeto ser<text:span text:style-name="T8">á</text:span> desenvolvido pelos alunos <office:annotation office:name="__Annotation__3295_1150930779"><dc:creator>João Paulo Nakajima</dc:creator><dc:date>2015-04-03T16:41:25</dc:date><text:list text:continue-numbering="true" text:style-name=""><text:list-item><text:p text:style-name="P24"><text:span text:style-name="T13">Descrever quem é a pessoa</text:span></text:p></text:list-item><text:list-item><text:p text:style-name="P24"><text:span text:style-name="T13"/></text:p></text:list-item><text:list-item><text:p text:style-name="P24"><text:span text:style-name="T13">Participantes</text:span></text:p></text:list-item><text:list-item><text:p text:style-name="P24"><text:span text:style-name="T13">Participam deste projeto dois acadêmicos e um professor orientador. Sendo eles:</text:span></text:p></text:list-item><text:list-item><text:p text:style-name="P24"><text:span text:style-name="T13">• </text:span><text:span text:style-name="T13">Andressa de Faria Giordano: acadêmica do 7 o período do curso de bacharelado em Sis-</text:span></text:p></text:list-item><text:list-item><text:p text:style-name="P24"><text:span text:style-name="T13">temas de Informação pela Universidade do Vale do Sapucaí - UNIVAS - com formação</text:span></text:p></text:list-item><text:list-item><text:p text:style-name="P24"><text:span text:style-name="T13">técnica e profissionalizante pelo Instituto Nacional de Pesquisa Tecnologica e Compu-</text:span></text:p></text:list-item><text:list-item><text:p text:style-name="P24"><text:span text:style-name="T13">tacional - INPETTECC -. Seu papel neste projeto será o levantamento dos requisitos e</text:span></text:p></text:list-item><text:list-item><text:p text:style-name="P24"><text:span text:style-name="T13">a elaboração de todos os diagramas descritos nas fases do ICONIX, o desenvolvimento</text:span></text:p></text:list-item><text:list-item><text:p text:style-name="P24"><text:span text:style-name="T13">do banco de dados, a implantação da lógica de negócios, comunicação entre os módulos,</text:span></text:p></text:list-item><text:list-item><text:p text:style-name="P24"><text:span text:style-name="T13">acesso aos dados pelo sistema e a documentação deste trabalho.</text:span></text:p></text:list-item><text:list-item><text:p text:style-name="P24"><text:span text:style-name="T13">• </text:span><text:span text:style-name="T13">Edilson Justiniano: acadêmico do 7 o período do curso de bacharelado em Sistemas de</text:span></text:p></text:list-item><text:list-item><text:p text:style-name="P24"><text:span text:style-name="T13">Informação pela Universidade do Vale do Sapucaí - UNIVAS - com formação técnica</text:span></text:p></text:list-item><text:list-item><text:p text:style-name="P24"><text:span text:style-name="T13">e profissionalizante pelo Instituto Nacional de Pesquisa Tecnologica e Computacional -</text:span></text:p></text:list-item><text:list-item><text:p text:style-name="P24"><text:span text:style-name="T13">INPETTECC -. Seu papel neste projeto será o levantamento dos requisitos e a elaboração</text:span></text:p></text:list-item><text:list-item><text:p text:style-name="P24"><text:span text:style-name="T13">de todos os diagramas descritos nas fases do ICONIX, o desenvolvimento do banco de</text:span></text:p></text:list-item><text:list-item><text:p text:style-name="P24"><text:span text:style-name="T13">dados, a implantação da lógica de negócios, comunicação entre os módulos, acesso aos</text:span></text:p></text:list-item><text:list-item><text:p text:style-name="P24"><text:span text:style-name="T13">dados pelo sistema e a documentação deste trabalho.</text:span></text:p></text:list-item><text:list-item><text:p text:style-name="P24"><text:span text:style-name="T13">• </text:span><text:span text:style-name="T13">Márcio Emílio Cruz Vono de Azevedo: professor orientador, engenheiro elétrico em mo-</text:span></text:p></text:list-item><text:list-item><text:p text:style-name="P24"><text:span text:style-name="T13">dalidade eletrônica pelo Instituto Nacional de Telecomunicações - INATEL - e mestre em</text:span></text:p></text:list-item><text:list-item><text:p text:style-name="P24"><text:span text:style-name="T13">Ciência da Computação pela Universidade Federal de Itajubá - UNIFEI -. Professor do</text:span></text:p></text:list-item><text:list-item><text:p text:style-name="P24"><text:span text:style-name="T13">INATEL e da Universidade do Vale do Sapucaí - UNIVAS - na área de engenharia de</text:span></text:p></text:list-item><text:list-item><text:p text:style-name="P24"><text:span text:style-name="T13">software e especialista em sistemas do Inatel.</text:span></text:p></text:list-item><text:list-item><text:p text:style-name="P24"><text:span text:style-name="T13">A elaboração do texto escrito será realizado com base nas ações que serão desenvolvidas</text:span></text:p></text:list-item><text:list-item><text:p text:style-name="P24"><text:span text:style-name="T13">pelos participantes e serão feitas a 4 mãos.</text:span></text:p></text:list-item></text:list></office:annotation>Felipe Rodrigues do Prado e João Paulo<office:annotation-end office:name="__Annotation__3295_1150930779"/> Nakajima Pereira sob orientação do professor Márcio Emílio Cruz Vono de Azevedo.</text:p>
      <text:p text:style-name="P17"/>
      <text:p text:style-name="P19"/>
      <text:h text:style-name="P2" text:outline-level="2"><text:bookmark-start text:name="__RefHeading__2913_1995087119"/><text:span text:style-name="Fonte_20_parág._20_padrão"><text:span text:style-name="T2">5.</text:span></text:span><text:span text:style-name="Fonte_20_parág._20_padrão"><text:span text:style-name="T3">4</text:span></text:span><text:span text:style-name="Fonte_20_parág._20_padrão"><text:span text:style-name="T2"> </text:span></text:span><text:span text:style-name="Fonte_20_parág._20_padrão"><text:span text:style-name="T1">Instrumentos</text:span></text:span><text:bookmark-end text:name="__RefHeading__2913_1995087119"/></text:h>
      <text:p text:style-name="P19"/>
      <text:p text:style-name="P19"/>
      <text:p text:style-name="P18">Os instrumentos utilizados em nossa pesquisa <office:annotation office:name="__Annotation__3300_1150930779"><dc:creator>João Paulo Nakajima</dc:creator><dc:date>2015-04-03T16:54:37</dc:date><text:list text:continue-numbering="true" text:style-name=""><text:list-item><text:p text:style-name="P24"><text:span text:style-name="T13">Será</text:span></text:p></text:list-item></text:list></office:annotation>foram<office:annotation-end office:name="__Annotation__3300_1150930779"/> a revisão bibliográfica de livros e materiais relacionados com o tema, reuniões quinzenais com o orientador do projeto, a fim de se fazer o levantamento do foco da pesquisa até a próxima reunião. Além de ressaltar os pontos a serem focados na pesquisa e as dúvidas <text:span text:style-name="T9">a</text:span> serem discutidas.</text:p>
      <text:p text:style-name="P18"/>
      <text:p text:style-name="P21">Correção:Quais os instrumentos utilizados para o desenvolvimento</text:p>
      <text:p text:style-name="P19"/>
      <text:p text:style-name="P19"/>
      <text:h text:style-name="P2" text:outline-level="2"><text:bookmark-start text:name="__RefHeading__2915_1995087119"/><text:span text:style-name="Fonte_20_parág._20_padrão"><text:span text:style-name="T2">5.</text:span></text:span><text:span text:style-name="Fonte_20_parág._20_padrão"><text:span text:style-name="T3">5</text:span></text:span><text:span text:style-name="Fonte_20_parág._20_padrão"><text:span text:style-name="T2"> </text:span></text:span><text:span text:style-name="Fonte_20_parág._20_padrão"><text:span text:style-name="T1">Procedimentos</text:span></text:span><text:bookmark-end text:name="__RefHeading__2915_1995087119"/></text:h>
      <text:p text:style-name="P19"/>
      <text:p text:style-name="P19"><text:span text:style-name="Fonte_20_parág._20_padrão"><text:span text:style-name="T1"/></text:span></text:p>
      <text:list xml:id="list3837944155499151999" text:style-name="L28">
        <text:list-item>
          <text:p text:style-name="P22">Descrever e definir o funcionamento de um sistema modularizado.</text:p>
        </text:list-item>
        <text:list-item>
          <text:p text:style-name="P22">Analisar a atividade e desempenho de diferentes tipos de bancos de dados, para escolha de um que apresente maior desempenho para a função a ser desempenhada.</text:p>
        </text:list-item>
        <text:list-item>
          <text:p text:style-name="P22">Desenvolver um software para criação, mapeamento e inserção de procedimentos básicos de um banco de dados e de um projeto em Java.</text:p>
        </text:list-item>
        <text:list-item>
          <text:p text:style-name="P22">Demonstrar a performance de desenvolvimento utilizando o software desenvolvido, na utilização do <text:span text:style-name="T10">dia a dia.</text:span></text:p>
        </text:list-item>
      </text:list>
      <text:p text:style-name="P13"/>
      <text:p text:style-name="P13"/>
      <text:p text:style-name="P13"><text:span text:style-name="Fonte_20_parág._20_padrão"><text:span text:style-name="T2">5.</text:span></text:span><text:span text:style-name="Fonte_20_parág._20_padrão"><text:span text:style-name="T3">6</text:span></text:span><text:span text:style-name="Fonte_20_parág._20_padrão"><text:span text:style-name="T2"> </text:span></text:span><text:span text:style-name="Fonte_20_parág._20_padrão"><text:span text:style-name="T1">Cronograma</text:span></text:span></text:p>
      <text:p text:style-name="P13"><text:span text:style-name="Fonte_20_parág._20_padrão"><text:span text:style-name="T1"/></text:span></text:p>
      <text:p text:style-name="P13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9">Mês</text:p>
            <text:p text:style-name="P3"/>
            <text:p text:style-name="P4">Tarefas</text:p>
          </table:table-cell>
          <table:table-cell table:style-name="Tabela1.B1" office:value-type="string">
            <text:p text:style-name="P3">DEZ</text:p>
          </table:table-cell>
          <table:table-cell table:style-name="Tabela1.A1" office:value-type="string">
            <text:p text:style-name="P3">JAN</text:p>
          </table:table-cell>
          <table:table-cell table:style-name="Tabela1.A1" office:value-type="string">
            <text:p text:style-name="P3">FEV</text:p>
          </table:table-cell>
          <table:table-cell table:style-name="Tabela1.A1" office:value-type="string">
            <text:p text:style-name="P3">MAR</text:p>
          </table:table-cell>
          <table:table-cell table:style-name="Tabela1.A1" office:value-type="string">
            <text:p text:style-name="P3">ABR</text:p>
          </table:table-cell>
          <table:table-cell table:style-name="Tabela1.A1" office:value-type="string">
            <text:p text:style-name="P3">MAI</text:p>
          </table:table-cell>
          <table:table-cell table:style-name="Tabela1.A1" office:value-type="string">
            <text:p text:style-name="P3">JUN</text:p>
          </table:table-cell>
        </table:table-row>
        <table:table-row table:style-name="Tabela1.2">
          <table:table-cell table:style-name="Tabela1.A2" office:value-type="string">
            <text:p text:style-name="P5">Orientação do Pré-projeto</text:p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ext:soft-page-break/>
        <table:table-row table:style-name="Tabela1.2">
          <table:table-cell table:style-name="Tabela1.A1" office:value-type="string">
            <text:p text:style-name="P5">Formulação do Pré-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Pesquisas dos itens do pré<text:span text:style-name="T10"> – </text:span>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echamento do pré-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o pré-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Orientação da Introdução, Objetivos e Justificativa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ormulação da Introdução, Objetivos e Justificativas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echamento da Introdução, Objetivos e Justificativas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a Introdução, Objetivos e Justificativas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Orientação do Quadro Teóric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ormulação do Quadro Teóric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o Quadro Teóric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Orientação do Quadro Metodológic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7"><text:span text:style-name="Fonte_20_parág._20_padrão"><text:span text:style-name="T11">X</text:span></text:span>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 table:style-name="Tabela1.2">
          <table:table-cell table:style-name="Tabela1.A1" office:value-type="string">
            <text:p text:style-name="P5">Formulação do Quadro Metodológic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7"><text:span text:style-name="Fonte_20_parág._20_padrão"><text:span text:style-name="T11">X</text:span></text:span>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 table:style-name="Tabela1.2">
          <table:table-cell table:style-name="Tabela1.A1" office:value-type="string">
            <text:p text:style-name="P5">Entrega do Quadro Metodológic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7"><text:span text:style-name="Fonte_20_parág._20_padrão"><text:span text:style-name="T11">X</text:span></text:span>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 table:style-name="Tabela1.2">
          <table:table-cell table:style-name="Tabela1.A1" office:value-type="string">
            <text:p text:style-name="P5">Revisão do projeto para entrega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os projetos para qualificaçã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</table:table-row>
        <table:table-row table:style-name="Tabela1.2">
          <table:table-cell table:style-name="Tabela1.A1" office:value-type="string">
            <text:p text:style-name="P5">Bancas de qualificação de Projetos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</table:table-row>
        <table:table-row table:style-name="Tabela1.2">
          <table:table-cell table:style-name="Tabela1.A1" office:value-type="string">
            <text:p text:style-name="P5">Orientações finais dos projetos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</table:table-row>
      </table:table>
      <text:h text:style-name="P2" text:outline-level="2"/>
      <text:h text:style-name="P2" text:outline-level="2"/>
      <text:h text:style-name="P2" text:outline-level="2"><text:bookmark-start text:name="__RefHeading__2917_1995087119"/><text:span text:style-name="Fonte_20_parág._20_padrão"><text:span text:style-name="T2">5.</text:span></text:span><text:span text:style-name="Fonte_20_parág._20_padrão"><text:span text:style-name="T3">7</text:span></text:span><text:span text:style-name="Fonte_20_parág._20_padrão"><text:span text:style-name="T2"> </text:span></text:span><text:span text:style-name="Fonte_20_parág._20_padrão"><text:span text:style-name="T1">Orçamento</text:span></text:span><text:bookmark-end text:name="__RefHeading__2917_1995087119"/></text:h>
      <text:p text:style-name="P13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4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2"><text:span text:style-name="Fonte_20_parág._20_padrão"><text:span text:style-name="T12">Descrição do Material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Quantidade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Valor (unidade – em reais)</text:span></text:span></text:p>
          </table:table-cell>
          <table:table-cell table:style-name="Tabela2.D4" office:value-type="string">
            <text:p text:style-name="P12"><text:span text:style-name="Fonte_20_parág._20_padrão"><text:span text:style-name="T12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12">Livros</text:p>
          </table:table-cell>
          <table:table-cell table:style-name="Tabela2.B5" office:value-type="string">
            <text:p text:style-name="P12">5</text:p>
          </table:table-cell>
          <table:table-cell table:style-name="Tabela2.C5" office:value-type="string">
            <text:p text:style-name="P12">70,00</text:p>
          </table:table-cell>
          <table:table-cell table:style-name="Tabela2.D5" office:value-type="string">
            <text:p text:style-name="P12">350,00</text:p>
          </table:table-cell>
        </table:table-row>
        <text:soft-page-break/>
        <table:table-row table:style-name="Tabela2.4">
          <table:table-cell table:style-name="Tabela2.A6" office:value-type="string">
            <text:p text:style-name="P12"><text:span text:style-name="Fonte_20_parág._20_padrão">Subtotal</text:span></text:p>
          </table:table-cell>
          <table:table-cell table:style-name="Tabela2.B6" office:value-type="string">
            <text:p text:style-name="P12"/>
          </table:table-cell>
          <table:table-cell table:style-name="Tabela2.C6" office:value-type="string">
            <text:p text:style-name="P12"/>
          </table:table-cell>
          <table:table-cell table:style-name="Tabela2.D6" office:value-type="string">
            <text:p text:style-name="P12">350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2"><text:span text:style-name="Fonte_20_parág._20_padrão"><text:span text:style-name="T12">Descrição do Material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Quantidade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Valor (unidade – em reais)</text:span></text:span></text:p>
          </table:table-cell>
          <table:table-cell table:style-name="Tabela2.D4" office:value-type="string">
            <text:p text:style-name="P12"><text:span text:style-name="Fonte_20_parág._20_padrão"><text:span text:style-name="T12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12">Impressões</text:p>
          </table:table-cell>
          <table:table-cell table:style-name="Tabela2.B9" office:value-type="string">
            <text:p text:style-name="P12">5</text:p>
          </table:table-cell>
          <table:table-cell table:style-name="Tabela2.C9" office:value-type="string">
            <text:p text:style-name="P12">3,00</text:p>
          </table:table-cell>
          <table:table-cell table:style-name="Tabela2.D9" office:value-type="string">
            <text:p text:style-name="P12">15,00</text:p>
          </table:table-cell>
        </table:table-row>
        <table:table-row table:style-name="Tabela2.4">
          <table:table-cell table:style-name="Tabela2.A10" office:value-type="string">
            <text:p text:style-name="P12"><text:span text:style-name="Fonte_20_parág._20_padrão">Subtotal</text:span></text:p>
          </table:table-cell>
          <table:table-cell table:style-name="Tabela2.B10" office:value-type="string">
            <text:p text:style-name="P12"/>
          </table:table-cell>
          <table:table-cell table:style-name="Tabela2.C10" office:value-type="string">
            <text:p text:style-name="P12"/>
          </table:table-cell>
          <table:table-cell table:style-name="Tabela2.D10" office:value-type="string">
            <text:p text:style-name="P12">15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2"><text:span text:style-name="Fonte_20_parág._20_padrão">Descrição do Material</text:span></text:p>
          </table:table-cell>
          <table:table-cell table:style-name="Tabela2.A4" office:value-type="string">
            <text:p text:style-name="P12"><text:span text:style-name="Fonte_20_parág._20_padrão">Quantidade</text:span></text:p>
          </table:table-cell>
          <table:table-cell table:style-name="Tabela2.A4" office:value-type="string">
            <text:p text:style-name="P12"><text:span text:style-name="Fonte_20_parág._20_padrão">Valor (unidade – em reais)</text:span></text:p>
          </table:table-cell>
          <table:table-cell table:style-name="Tabela2.D4" office:value-type="string">
            <text:p text:style-name="P12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12">Locomoção</text:p>
          </table:table-cell>
          <table:table-cell table:style-name="Tabela2.B13" office:value-type="string">
            <text:p text:style-name="P12">100</text:p>
          </table:table-cell>
          <table:table-cell table:style-name="Tabela2.C13" office:value-type="string">
            <text:p text:style-name="P12">2,75</text:p>
          </table:table-cell>
          <table:table-cell table:style-name="Tabela2.D13" office:value-type="string">
            <text:p text:style-name="P12">275,00</text:p>
          </table:table-cell>
        </table:table-row>
        <table:table-row table:style-name="Tabela2.4">
          <table:table-cell table:style-name="Tabela2.A14" office:value-type="string">
            <text:p text:style-name="P12">Cópias</text:p>
          </table:table-cell>
          <table:table-cell table:style-name="Tabela2.B14" office:value-type="string">
            <text:p text:style-name="P12">10</text:p>
          </table:table-cell>
          <table:table-cell table:style-name="Tabela2.C14" office:value-type="string">
            <text:p text:style-name="P12">3,00</text:p>
          </table:table-cell>
          <table:table-cell table:style-name="Tabela2.D14" office:value-type="string">
            <text:p text:style-name="P12">30,00</text:p>
          </table:table-cell>
        </table:table-row>
        <table:table-row table:style-name="Tabela2.4">
          <table:table-cell table:style-name="Tabela2.A15" office:value-type="string">
            <text:p text:style-name="P12"><text:span text:style-name="Fonte_20_parág._20_padrão">Subtotal</text:span></text:p>
          </table:table-cell>
          <table:table-cell table:style-name="Tabela2.B15" office:value-type="string">
            <text:p text:style-name="P12"/>
          </table:table-cell>
          <table:table-cell table:style-name="Tabela2.C15" office:value-type="string">
            <text:p text:style-name="P12"/>
          </table:table-cell>
          <table:table-cell table:style-name="Tabela2.D15" office:value-type="string">
            <text:p text:style-name="P12">305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11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12">Reserva</text:p>
          </table:table-cell>
          <table:table-cell table:style-name="Tabela2.B17" office:value-type="string">
            <text:p text:style-name="P12">1</text:p>
          </table:table-cell>
          <table:table-cell table:style-name="Tabela2.C17" office:value-type="string">
            <text:p text:style-name="P12">67,00</text:p>
          </table:table-cell>
          <table:table-cell table:style-name="Tabela2.D17" office:value-type="string">
            <text:p text:style-name="P12">67,00</text:p>
          </table:table-cell>
        </table:table-row>
        <table:table-row table:style-name="Tabela2.4">
          <table:table-cell table:style-name="Tabela2.A18" office:value-type="string">
            <text:p text:style-name="P12"><text:span text:style-name="Fonte_20_parág._20_padrão">Subtotal</text:span></text:p>
          </table:table-cell>
          <table:table-cell table:style-name="Tabela2.B18" office:value-type="string">
            <text:p text:style-name="P12"/>
          </table:table-cell>
          <table:table-cell table:style-name="Tabela2.C18" office:value-type="string">
            <text:p text:style-name="P12"/>
          </table:table-cell>
          <table:table-cell table:style-name="Tabela2.D18" office:value-type="string">
            <text:p text:style-name="P12">67,00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12">TOTAL</text:p>
          </table:table-cell>
          <table:table-cell table:style-name="Tabela2.B20" office:value-type="string">
            <text:p text:style-name="P12">Valor previsto R$</text:p>
          </table:table-cell>
          <table:table-cell table:style-name="Tabela2.C20" office:value-type="string">
            <text:p text:style-name="P12">Reserva de gastos</text:p>
          </table:table-cell>
          <table:table-cell table:style-name="Tabela2.D20" office:value-type="string">
            <text:p text:style-name="P12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12">670,00</text:p>
          </table:table-cell>
          <table:table-cell table:style-name="Tabela2.C21" office:value-type="string">
            <text:p text:style-name="P12">67,00</text:p>
          </table:table-cell>
          <table:table-cell table:style-name="Tabela2.D21" office:value-type="string">
            <text:p text:style-name="P12">737,00</text:p>
          </table:table-cell>
        </table:table-row>
      </table:table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1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5S</meta:editing-duration>
    <meta:editing-cycles>4</meta:editing-cycles>
    <meta:generator>LibreOffice/4.3.5.2$Windows_x86 LibreOffice_project/3a87456aaa6a95c63eea1c1b3201acedf0751bd5</meta:generator>
    <dc:date>2015-04-03T17:24:14.300000000</dc:date>
    <dc:creator>João Paulo Nakajima</dc:creator>
    <meta:document-statistic meta:table-count="2" meta:image-count="0" meta:object-count="0" meta:page-count="4" meta:paragraph-count="125" meta:word-count="704" meta:character-count="4581" meta:non-whitespace-character-count="3997"/>
    <meta:user-defined meta:name="Info 1"/>
    <meta:user-defined meta:name="Info 2"/>
    <meta:user-defined meta:name="Info 3"/>
    <meta:user-defined meta:name="Info 4"/>
  </office:meta>
</office:document-meta>
</file>